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fo:language="ru" fo:country="RU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 style:list-style-name="L1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7cm" svg:height="0.951cm" draw:z-index="0"><draw:image xlink:href="../../odt/images/0212.png" xlink:type="simple" xlink:show="embed" xlink:actuate="onLoad"/></draw:frame></text:p>
          </table:table-cell>
          <table:table-cell table:style-name="Table1.B1" office:value-type="string">
            <text:h text:style-name="P3" text:outline-level="1">Среднее арифметическо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<text:span text:style-name="T1">векторизован </text:span>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1cm" svg:height="1.51cm" draw:z-index="0"><draw:image xlink:href="../../odt/images/0212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среднего арифметического значения входного сигнала.</text:p>
            <text:p text:style-name="P5">Вычисление среднего значения сигнала производится по формуле:</text:p>
            <text:p text:style-name="P6"><draw:frame draw:style-name="fr3" draw:name="Объект1" text:anchor-type="as-char" svg:width="3.942cm" svg:height="1.716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5">где<draw:frame draw:style-name="fr3" draw:name="Объект2" text:anchor-type="as-char" svg:width="0.639cm" svg:height="0.549cm" draw:z-index="0"><draw:object xlink:href="./Object 2" xlink:type="simple" xlink:show="embed" xlink:actuate="onLoad"/><draw:image xlink:href="./ObjectReplacements/Object 2" xlink:type="simple" xlink:show="embed" xlink:actuate="onLoad"/></draw:frame>– объем выборки (количество значений),</text:p>
            <text:p text:style-name="P5"><draw:frame draw:style-name="fr3" draw:name="Объект3" text:anchor-type="as-char" svg:width="0.577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– значения <text:s/>i-го элемента выборки.</text:p>
            <text:p text:style-name="P5">Блок имеет 1 <text:span text:style-name="T2">входной</text:span> порт и 1 <text:span text:style-name="T2">выходной</text:span> порт. Входной сигнал может быть <text:span text:style-name="T2">векторным</text:span>. <text:s/>Размерность выходного сигнала <text:span text:style-name="T2">всегда равна</text:span> размерности входного сигнала.</text:p>
            <text:p text:style-name="P5"><text:span text:style-name="T6">Свойства</text:span>:</text:p>
            <text:list xml:id="list5626006809224570194" text:style-name="L1">
              <text:list-item>
                <text:p text:style-name="P7"><text:span text:style-name="T3">Размер серии </text:span><text:span text:style-name="T3">– </text:span><text:span text:style-name="T3">з</text:span><text:span text:style-name="T3">начение </text:span><text:span text:style-name="T3">N </text:span><text:span text:style-name="T3">этого свойства определяет размер серии в выборке.</text:span></text:p>
              </text:list-item>
              <text:list-item>
                <text:p text:style-name="P7"><text:span text:style-name="T3">Расчет по всей выборке (</text:span><text:span text:style-name="T4">Да</text:span><text:span text:style-name="T3"> или </text:span><text:span text:style-name="T4">Нет</text:span><text:span text:style-name="T3">) – если это свойство имеет значение </text:span><text:span text:style-name="T4">Нет</text:span><text:span text:style-name="T3">, то </text:span><text:span text:style-name="T5">среднее значение</text:span><text:span text:style-name="T3"> вычисляется по отдельным сериям. Если значение свойства равно </text:span><text:span text:style-name="T4">Да</text:span><text:span text:style-name="T3">, то </text:span><text:span text:style-name="T5">среднее значение</text:span><text:span text:style-name="T3"> уточняется сразу же после получения очередного </text:span><text:span text:style-name="T5">нового</text:span><text:span text:style-name="T3"> значения сигнала на входе в блок.</text:span></text:p>
              </text:list-item>
              <text:list-item>
                <text:p text:style-name="P7"><text:span text:style-name="T3">Период квантования – значение этого свойства определяет длительность временного интервала между </text:span><text:span text:style-name="T5">двумя последовательными</text:span><text:span text:style-name="T3"> считываниями значений сигнала на входе блока. Если это свойство равно </text:span><text:span text:style-name="T4">0</text:span><text:span text:style-name="T3"> (нулю), то считывание производится с периодом, </text:span><text:span text:style-name="T5">равным шагу интегрирования</text:span><text:span text:style-name="T3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реднее арифметическое</dc:title>
    <dc:date>2012-02-06T23:42:35.29</dc:date>
    <meta:generator>OpenOffice_Beta/4.1.0$Win32 OpenOffice.org_project/410m14$Build-9760</meta:generator>
    <meta:editing-duration>PT6H51M8S</meta:editing-duration>
    <meta:editing-cycles>166</meta:editing-cycles>
    <dc:creator>Александр </dc:creator>
    <meta:document-statistic meta:table-count="1" meta:image-count="2" meta:object-count="3" meta:page-count="1" meta:paragraph-count="16" meta:word-count="148" meta:character-count="105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over accent="true">
        <mrow>
          <mi>x</mi>
        </mrow>
        <mo>¯</mo>
      </mover>
      <mrow>
        <mi/>
        <mo stretchy="false">=</mo>
        <mi/>
      </mrow>
      <mrow>
        <mrow>
          <mfrac>
            <mrow>
              <mn>1</mn>
            </mrow>
            <mrow>
              <mi>N</mi>
            </mrow>
          </mfrac>
        </mrow>
        <mo stretchy="false">⋅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row>
            <msub>
              <mi>x</mi>
              <mi>i</mi>
            </msub>
          </mrow>
        </mrow>
      </mrow>
    </mrow>
    <annotation encoding="StarMath 5.0">overline {x} ~=~ {{1} over {N}} cdot sum from{i=1} to{N} {x_i }</annotation>
  </semantics>
</math>
</file>

<file path=Object 2/content.xml><?xml version="1.0" encoding="utf-8"?>
<math xmlns="http://www.w3.org/1998/Math/MathML">
  <semantics>
    <mrow>
      <mi>N</mi>
    </mrow>
    <annotation encoding="StarMath 5.0">N</annotation>
  </semantics>
</math>
</file>

<file path=Object 3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